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002cm" fo:margin-left="1.439cm" table:align="left"/>
    </style:style>
    <style:style style:name="Tabela1.A" style:family="table-column">
      <style:table-column-properties style:column-width="7.078cm"/>
    </style:style>
    <style:style style:name="Tabela1.B" style:family="table-column">
      <style:table-column-properties style:column-width="6.92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f5f11" officeooo:paragraph-rsid="000f5f11"/>
    </style:style>
    <style:style style:name="P2" style:family="paragraph" style:parent-style-name="Standard">
      <style:paragraph-properties fo:text-align="start" style:justify-single-word="false"/>
      <style:text-properties officeooo:rsid="000f5f11" officeooo:paragraph-rsid="000f5f11"/>
    </style:style>
    <style:style style:name="P3" style:family="paragraph" style:parent-style-name="Standard">
      <style:paragraph-properties fo:text-align="end" style:justify-single-word="false"/>
      <style:text-properties fo:font-size="18pt" style:text-underline-style="none" fo:font-weight="normal" officeooo:rsid="002dbd8d" officeooo:paragraph-rsid="0019068f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8pt" style:text-underline-style="none" fo:font-weight="normal" officeooo:rsid="002b1907" officeooo:paragraph-rsid="0019068f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2bd442" officeooo:paragraph-rsid="0019068f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8pt" style:text-underline-style="none" fo:font-weight="normal" officeooo:rsid="0019068f" officeooo:paragraph-rsid="0019068f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6pt" style:text-underline-style="none" fo:font-weight="bold" officeooo:rsid="0025972f" officeooo:paragraph-rsid="0019068f" style:font-size-asian="22.75pt" style:font-weight-asian="bold" style:font-size-complex="2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2pt" fo:font-weight="normal" officeooo:paragraph-rsid="000f5f1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1afb11" officeooo:paragraph-rsid="001afb1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1" fo:font-weight="normal" officeooo:paragraph-rsid="001afb11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1" fo:font-weight="normal" officeooo:paragraph-rsid="001c952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1" fo:font-weight="normal" officeooo:rsid="00149e48" officeooo:paragraph-rsid="001afb1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1" fo:font-size="15pt" fo:font-weight="bold" officeooo:rsid="000f5f11" officeooo:paragraph-rsid="000f5f11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e2531" officeooo:paragraph-rsid="001e253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bold" officeooo:rsid="001e2531" officeooo:paragraph-rsid="001e2531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25972f" officeooo:paragraph-rsid="0019068f" style:font-size-asian="20pt" style:font-weight-asian="normal" style:font-size-complex="20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9068f" officeooo:paragraph-rsid="0019068f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28bc36" officeooo:paragraph-rsid="0019068f" style:font-size-asian="20pt" style:font-weight-asian="normal" style:font-size-complex="20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2bd442" officeooo:paragraph-rsid="0019068f" style:font-size-asian="20pt" style:font-weight-asian="normal" style:font-size-complex="2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officeooo:rsid="000f5f11" officeooo:paragraph-rsid="000f5f11"/>
    </style:style>
    <style:style style:name="P21" style:family="paragraph" style:parent-style-name="Table_20_Contents">
      <style:paragraph-properties fo:text-align="start" style:justify-single-word="false"/>
      <style:text-properties officeooo:rsid="00115612" officeooo:paragraph-rsid="00115612"/>
    </style:style>
    <style:style style:name="P22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Times New Roman1" officeooo:paragraph-rsid="000f5f11"/>
    </style:style>
    <style:style style:name="P23" style:family="paragraph" style:parent-style-name="Standard">
      <style:paragraph-properties fo:text-align="end" style:justify-single-word="false"/>
      <style:text-properties fo:font-size="18pt" style:text-underline-style="none" fo:font-weight="normal" officeooo:rsid="0019068f" officeooo:paragraph-rsid="0019068f" style:font-size-asian="15.75pt" style:font-weight-asian="normal" style:font-size-complex="18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Times New Roman1" fo:font-size="15pt" fo:font-weight="bold" officeooo:rsid="000f5f11" officeooo:paragraph-rsid="000f5f11" style:font-size-asian="15pt" style:font-weight-asian="bold" style:font-size-complex="15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Times New Roman1" fo:font-size="15pt" fo:font-weight="bold" officeooo:rsid="000f5f11" officeooo:paragraph-rsid="000f5f11" style:font-size-asian="15pt" style:font-weight-asian="bold" style:font-size-complex="15pt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Times New Roman1" officeooo:rsid="000f5f11" officeooo:paragraph-rsid="000f5f11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Times New Roman1" officeooo:rsid="000f5f11" officeooo:paragraph-rsid="000f5f11"/>
    </style:style>
    <style:style style:name="P28" style:family="paragraph" style:parent-style-name="Standard" style:list-style-name="L5">
      <style:paragraph-properties fo:text-align="justify" style:justify-single-word="false"/>
      <style:text-properties style:font-name="Times New Roman1" officeooo:rsid="000f5f11" officeooo:paragraph-rsid="000f5f11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Times New Roman1" officeooo:paragraph-rsid="000f5f11"/>
    </style:style>
    <style:style style:name="P30" style:family="paragraph" style:parent-style-name="Standard" style:list-style-name="L5">
      <style:paragraph-properties fo:text-align="justify" style:justify-single-word="false"/>
      <style:text-properties style:font-name="Times New Roman1" officeooo:paragraph-rsid="000f5f11"/>
    </style:style>
    <style:style style:name="P31" style:family="paragraph" style:parent-style-name="Standard" style:list-style-name="L5">
      <style:paragraph-properties fo:text-align="justify" style:justify-single-word="false"/>
      <style:text-properties style:font-name="Times New Roman1" fo:font-size="12pt" officeooo:rsid="000f5f11" officeooo:paragraph-rsid="000f5f11" style:font-size-asian="12pt"/>
    </style:style>
    <style:style style:name="P32" style:family="paragraph" style:parent-style-name="Standard">
      <style:paragraph-properties fo:text-align="justify" style:justify-single-word="false"/>
      <style:text-properties style:font-name="Times New Roman1" fo:font-size="12pt" officeooo:rsid="001a29f0" officeooo:paragraph-rsid="001a29f0" style:font-size-asian="12pt"/>
    </style:style>
    <style:style style:name="P33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1a29f0" officeooo:paragraph-rsid="000f5f11" style:font-size-asian="12pt" style:font-weight-asian="normal" style:font-size-complex="12pt" style:font-weight-complex="normal"/>
    </style:style>
    <style:style style:name="P34" style:family="paragraph" style:parent-style-name="Standard" style:list-style-name="L8">
      <style:paragraph-properties fo:text-align="justify" style:justify-single-word="false"/>
      <style:text-properties style:font-name="Times New Roman1" fo:font-size="12pt" fo:font-weight="normal" officeooo:rsid="001a29f0" officeooo:paragraph-rsid="001a29f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1afb11" officeooo:paragraph-rsid="000f5f11" style:font-size-asian="12pt" style:font-weight-asian="normal" style:font-size-complex="12pt" style:font-weight-complex="normal"/>
    </style:style>
    <style:style style:name="P36" style:family="paragraph" style:parent-style-name="Standard" style:list-style-name="L9">
      <style:paragraph-properties fo:text-align="justify" style:justify-single-word="false"/>
      <style:text-properties style:font-name="Times New Roman1" fo:font-size="12pt" fo:font-weight="normal" officeooo:rsid="001afb11" officeooo:paragraph-rsid="001afb11" style:font-size-asian="12pt" style:font-weight-asian="normal" style:font-size-complex="12pt" style:font-weight-complex="normal"/>
    </style:style>
    <style:style style:name="P37" style:family="paragraph" style:parent-style-name="Standard" style:list-style-name="L6">
      <style:paragraph-properties fo:text-align="justify" style:justify-single-word="false"/>
      <style:text-properties style:font-name="Times New Roman1" fo:font-weight="normal" officeooo:paragraph-rsid="001a29f0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Times New Roman1" fo:font-weight="normal" officeooo:rsid="000f5f11" officeooo:paragraph-rsid="001afb11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Times New Roman1" fo:font-weight="normal" officeooo:rsid="0004130f" officeooo:paragraph-rsid="001afb11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Times New Roman1" fo:font-weight="normal" officeooo:rsid="0004130f" officeooo:paragraph-rsid="001c0c4b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Times New Roman1" fo:font-weight="normal" officeooo:rsid="000d37e9" officeooo:paragraph-rsid="001c952c" style:font-weight-asian="normal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officeooo:rsid="00130d69" officeooo:paragraph-rsid="00130d69"/>
    </style:style>
    <style:style style:name="P43" style:family="paragraph" style:parent-style-name="Standard" style:list-style-name="L2">
      <style:paragraph-properties fo:text-align="start" style:justify-single-word="false"/>
      <style:text-properties officeooo:rsid="000f5f11" officeooo:paragraph-rsid="000f5f11"/>
    </style:style>
    <style:style style:name="P44" style:family="paragraph" style:parent-style-name="Standard" style:list-style-name="L7">
      <style:paragraph-properties fo:text-align="justify" style:justify-single-word="false"/>
    </style:style>
    <style:style style:name="P45" style:family="paragraph" style:parent-style-name="Standard" style:list-style-name="L10">
      <style:paragraph-properties fo:text-align="start" style:justify-single-word="false"/>
      <style:text-properties officeooo:rsid="00150eeb" officeooo:paragraph-rsid="00150eeb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5pt" fo:font-weight="bold" officeooo:rsid="000f5f11" officeooo:paragraph-rsid="000f5f11" style:font-size-asian="15pt" style:font-weight-asian="bold" style:font-size-complex="15pt" style:font-weight-complex="bold"/>
    </style:style>
    <style:style style:name="P47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Times New Roman1" fo:font-size="12pt" officeooo:rsid="0019068f" officeooo:paragraph-rsid="000f5f11" style:font-size-asian="12pt"/>
    </style:style>
    <style:style style:name="P48" style:family="paragraph" style:parent-style-name="Table_20_Contents" style:list-style-name="L11">
      <style:paragraph-properties fo:text-align="start" style:justify-single-word="false"/>
      <style:text-properties officeooo:rsid="001e2531" officeooo:paragraph-rsid="001e2531"/>
    </style:style>
    <style:style style:name="P49" style:family="paragraph" style:parent-style-name="Table_20_Contents" style:list-style-name="L11">
      <style:paragraph-properties fo:text-align="start" style:justify-single-word="false"/>
      <style:text-properties officeooo:rsid="00115612" officeooo:paragraph-rsid="00115612"/>
    </style:style>
    <style:style style:name="T1" style:family="text">
      <style:text-properties officeooo:rsid="0019068f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font-weight="normal" style:font-size-asian="12pt" style:font-weight-asian="normal" style:font-weight-complex="normal"/>
    </style:style>
    <style:style style:name="T5" style:family="text">
      <style:text-properties style:font-name="Times New Roman1" fo:font-size="12pt" fo:font-weight="normal" officeooo:rsid="001a29f0" style:font-size-asian="12pt" style:font-weight-asian="normal" style:font-weight-complex="normal"/>
    </style:style>
    <style:style style:name="T6" style:family="text">
      <style:text-properties fo:font-size="12pt" style:font-size-asian="12pt"/>
    </style:style>
    <style:style style:name="T7" style:family="text">
      <style:text-properties fo:font-size="12pt" officeooo:rsid="0019068f" style:font-size-asian="12pt"/>
    </style:style>
    <style:style style:name="T8" style:family="text">
      <style:text-properties fo:font-size="12pt" officeooo:rsid="000f5f11" style:font-size-asian="12pt"/>
    </style:style>
    <style:style style:name="T9" style:family="text">
      <style:text-properties fo:font-size="12pt" officeooo:rsid="001a29f0" style:font-size-asian="12pt"/>
    </style:style>
    <style:style style:name="T10" style:family="text">
      <style:text-properties officeooo:rsid="001a29f0"/>
    </style:style>
    <style:style style:name="T11" style:family="text">
      <style:text-properties officeooo:rsid="001afb11"/>
    </style:style>
    <style:style style:name="T12" style:family="text">
      <style:text-properties officeooo:rsid="0004130f"/>
    </style:style>
    <style:style style:name="T13" style:family="text">
      <style:text-properties officeooo:rsid="00206f14"/>
    </style:style>
    <style:style style:name="T14" style:family="text">
      <style:text-properties officeooo:rsid="0021adbe"/>
    </style:style>
    <style:style style:name="T15" style:family="text">
      <style:text-properties officeooo:rsid="0002be41"/>
    </style:style>
    <style:style style:name="T16" style:family="text">
      <style:text-properties officeooo:rsid="00301ac6"/>
    </style:style>
    <style:style style:name="T17" style:family="text">
      <style:text-properties officeooo:rsid="000b25fd"/>
    </style:style>
    <style:style style:name="T18" style:family="text">
      <style:text-properties officeooo:rsid="000bec86"/>
    </style:style>
    <style:style style:name="T19" style:family="text">
      <style:text-properties officeooo:rsid="000d37e9"/>
    </style:style>
    <style:style style:name="T20" style:family="text">
      <style:text-properties officeooo:rsid="001c0c4b"/>
    </style:style>
    <style:style style:name="T21" style:family="text">
      <style:text-properties officeooo:rsid="001c952c"/>
    </style:style>
    <style:style style:name="T22" style:family="text">
      <style:text-properties officeooo:rsid="001e2531"/>
    </style:style>
    <style:style style:name="T23" style:family="text">
      <style:text-properties officeooo:rsid="001f0c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liwice, <text:span text:style-name="T1">19</text:span>.03.2018 r.</text:p>
      <text:p text:style-name="P4"/>
      <text:p text:style-name="P4"/>
      <text:p text:style-name="P7">Projekt z Grafiki Komputerowej</text:p>
      <text:p text:style-name="P7"/>
      <text:p text:style-name="P16">Dokument projektowy</text:p>
      <text:p text:style-name="P16"/>
      <text:p text:style-name="P16">Tytuł projektu:</text:p>
      <text:p text:style-name="P17">Platformowa gra 2D</text:p>
      <text:p text:style-name="P18"/>
      <text:p text:style-name="P19">Prowadzący:</text:p>
      <text:p text:style-name="P19">dr <text:span text:style-name="T1">Michał Staniszewski</text:span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kład sekcji:</text:p>
      <text:p text:style-name="P6">Marek Skrzypecki</text:p>
      <text:p text:style-name="P6">Wojciech Wrona</text:p>
      <text:p text:style-name="P6"/>
      <text:p text:style-name="P6"/>
      <text:p text:style-name="P1"><text:soft-page-break/></text:p>
      <text:list xml:id="list4271662769675724047" text:style-name="L1">
        <text:list-item>
          <text:p text:style-name="P24">Treść zdania.</text:p>
          <text:p text:style-name="P26"/>
        </text:list-item>
      </text:list>
      <text:p text:style-name="P22"><text:span text:style-name="T6"><text:tab/>Gra </text:span><text:span text:style-name="T7">platformowa</text:span><text:span text:style-name="T6"> 2D zrealizowana z wykorzystaniem j</text:span><text:span text:style-name="T7">ę</text:span><text:span text:style-name="T6">zyka C++ oraz bibliotek graficznych umo</text:span><text:span text:style-name="T7">ż</text:span><text:span text:style-name="T6">liwiaj</text:span><text:span text:style-name="T7">ą</text:span><text:span text:style-name="T6">cych tworzenie gier komputerowych w tym języku. </text:span><text:span text:style-name="T7">Gracz porusza się postacią i omijając bądź niszcząc przeciwników oraz przeszkody na swojej drodze, pokonuje kolejne poziomy gry.</text:span></text:p>
      <text:p text:style-name="P47"/>
      <text:list xml:id="list220651401599581" text:continue-numbering="true" text:style-name="L1">
        <text:list-item>
          <text:p text:style-name="P24">Analiza zadania.</text:p>
        </text:list-item>
      </text:list>
      <text:list xml:id="list8941243136656909491" text:style-name="L2">
        <text:list-item>
          <text:p text:style-name="P27">Podstawy teoretyczne problemu</text:p>
        </text:list-item>
      </text:list>
      <text:list xml:id="list1911301990032997460" text:style-name="L3">
        <text:list-header>
          <text:p text:style-name="P29"/>
        </text:list-header>
      </text:list>
      <text:list xml:id="list220651257545143" text:continue-list="list8941243136656909491" text:style-name="L2">
        <text:list-item>
          <text:p text:style-name="P27"><text:span text:style-name="T10">W</text:span>ykorzystywane zagadnienia grafiki komputerowej</text:p>
        </text:list-item>
      </text:list>
      <text:list xml:id="list3019814424340786727" text:style-name="L4">
        <text:list-item>
          <text:p text:style-name="P42"><text:span text:style-name="T2">Przekształcenia afiniczne i reprezentacja obiek</text:span>tów.</text:p>
        </text:list-item>
        <text:list-item>
          <text:p text:style-name="P42">Animacja komputerowa</text:p>
        </text:list-item>
        <text:list-item>
          <text:p text:style-name="P42">Wykrywanie kolizji</text:p>
          <text:p text:style-name="P42"/>
        </text:list-item>
      </text:list>
      <text:list xml:id="list220652377260925" text:continue-list="list220651257545143" text:style-name="L2">
        <text:list-item>
          <text:p text:style-name="P43"><text:span text:style-name="T10">W</text:span>ykorzystywane biblioteki i narzędzia programistyczne</text:p>
        </text:list-item>
      </text:list>
      <text:list xml:id="list4171227623475802129" text:style-name="L5">
        <text:list-item>
          <text:p text:style-name="P28"><text:span text:style-name="T6">Visual Studio jako rozbudowane narz</text:span><text:span text:style-name="T9">ę</text:span><text:span text:style-name="T6">dzie programistyczne zostanie wykorzystane w celu implementacji projektu z wykorzystaniem j</text:span><text:span text:style-name="T9">ę</text:span><text:span text:style-name="T6">zyka C++.</text:span></text:p>
        </text:list-item>
        <text:list-item>
          <text:p text:style-name="P30"><text:span text:style-name="T8">Biblioteka SFML - biblioteka graficzna do j</text:span><text:span text:style-name="T9">ę</text:span><text:span text:style-name="T8">zyka C++ ułatwiaj</text:span><text:span text:style-name="T9">ą</text:span><text:span text:style-name="T8">ca korzystanie z </text:span><text:span text:style-name="T6">mechanizmów do tworzenia grafiki komputerowej, w wykorzystywanym środowisku programistycznym. SFML wprowadza podejście obiektowe do programowania efektów graficznych co pozwala na lepszą integrację warstwy graficznej programu, z resztą programu napisaną z wykorzystaniem podejścia programowania zorientowanego obiektowo. Dodatkowo biblioteka SFML zapewnia mult</text:span><text:span text:style-name="T9">i</text:span><text:span text:style-name="T6">platformowość tworzonych z jej wykorzystaniem programów. Jest ona zorientowana w celu optymalizacji grafiki dwuwymiarowej, w związku z czym nie wspiera ona mechanizmów do tworzenia grafiki trójwymiarowej. Jest to ograniczenie, kt</text:span><text:span text:style-name="T9">ó</text:span><text:span text:style-name="T6">re nie wpływa na specyfikację projektu ze względu na wybór implementacji grafiki dwuwymiarowej. Biblioteka SFML nie jest przystosowana do prostego tworzenia graficznego interfejsu użytkownika w przeciwieństwie do, na przykład, bib</text:span><text:span text:style-name="T9">l</text:span><text:span text:style-name="T6">ioteki QT, jednak jej możliwo</text:span><text:span text:style-name="T9">ś</text:span><text:span text:style-name="T6">ci pozwalają na tworzenie intuicyjnego </text:span><text:span text:style-name="T8">interfejsu gry komputerowej.</text:span></text:p>
          <text:p text:style-name="P31"/>
        </text:list-item>
      </text:list>
      <text:p text:style-name="P32"><text:tab/>4) Struktury danych</text:p>
      <text:list xml:id="list1592573700278259364" text:style-name="L6">
        <text:list-item>
          <text:p text:style-name="P37"><text:span text:style-name="T6">Klasa opisuj</text:span><text:span text:style-name="T9">ą</text:span><text:span text:style-name="T6">ca mapę zrealizowana wewnętrznie w postaci tablicy jednowymiarowej.</text:span></text:p>
        </text:list-item>
      </text:list>
      <text:list xml:id="list8044068144018351033" text:style-name="L7">
        <text:list-item>
          <text:p text:style-name="P44"><text:span text:style-name="T4">Klasa przechowuj</text:span><text:span text:style-name="T5">ą</text:span><text:span text:style-name="T4">ca konfigurację klas graficznych, w tym zbiór tekstur wykorzystywanych przez grę w tablicy.</text:span></text:p>
        </text:list-item>
        <text:list-item>
          <text:p text:style-name="P44"><text:span text:style-name="T4">Klasa przechowująca informacje o znajdujących si</text:span><text:span text:style-name="T5">ę</text:span><text:span text:style-name="T4"> na mapie przeciwnikach </text:span><text:span text:style-name="T3">implementowana z wykorzystaniem tablicy jednowymiarowej.</text:span></text:p>
        </text:list-item>
      </text:list>
      <text:p text:style-name="P8"><text:tab/></text:p>
      <text:p text:style-name="P33"><text:tab/>5) Algorytmy</text:p>
      <text:list xml:id="list2989515878684541744" text:style-name="L8">
        <text:list-item>
          <text:p text:style-name="P34">Algorytm odpowiadający za obsługę fizyki w grze</text:p>
        </text:list-item>
        <text:list-item>
          <text:p text:style-name="P34">Algorytm poruszania się przeciwników </text:p>
        </text:list-item>
      </text:list>
      <text:p text:style-name="P8"/>
      <text:p text:style-name="P35"><text:tab/>6) Ograniczenia specyfikacji</text:p>
      <text:list xml:id="list5080883782806827693" text:style-name="L9">
        <text:list-item>
          <text:p text:style-name="P36">Ograniczenie grafiki do grafiki dwuwymiarowej</text:p>
        </text:list-item>
        <text:list-item>
          <text:p text:style-name="P36">Gra przeznaczona jest dla jednego użytkownika, bez rozróżnienia użytkowników lokalnych</text:p>
        </text:list-item>
      </text:list>
      <text:p text:style-name="P9"/>
      <text:p text:style-name="P9"/>
      <text:p text:style-name="P9"><text:soft-page-break/></text:p>
      <text:list xml:id="list220652122224819" text:continue-list="list220651401599581" text:style-name="L1">
        <text:list-item>
          <text:p text:style-name="P25">Plan pracy.</text:p>
        </text:list-item>
      </text:list>
      <text:p text:style-name="P13"/>
      <text:p text:style-name="P38"><text:tab/>1) Stworzenie dokumentacji. - 1 dzień data ukończenia: 20/03/2018</text:p>
      <text:p text:style-name="P10"><text:tab/><text:span text:style-name="T11">2) </text:span>Przygotowanie <text:span text:style-name="T13">ś</text:span>rodowiska programistycznego oraz repozytorium. - <text:span text:style-name="T12">1 dzień data <text:tab/><text:tab/> <text:s text:c="3"/>ukończenia: 23/03/2018</text:span></text:p>
      <text:p text:style-name="P10"><text:tab/><text:span text:style-name="T11">3) </text:span>Stworzenie projektu odpowiedzialnego za grafik<text:span text:style-name="T14">ę</text:span> oraz dzia<text:span text:style-name="T14">ł</text:span>aj<text:span text:style-name="T14">ą</text:span>cej pustej aplikacji <text:tab/><text:tab/> <text:s text:c="3"/>graficznej. - <text:span text:style-name="T12">1 dzień data ukończenia: 24/03/2018</text:span></text:p>
      <text:p text:style-name="P39"><text:tab/>4) Stworzenie klasy przechowującej globalne ustawienia grafik, między innymi ścieżki <text:tab/><text:tab/> <text:s text:c="3"/>tekstur. - 1 dzień data ukończenia: 25/03/2018</text:p>
      <text:p text:style-name="P10"><text:tab/><text:span text:style-name="T20">5) Stworzenie klasy odpowiedzialnej za działanie MENU – 1 dzień data ukończenia:</text:span></text:p>
      <text:p text:style-name="P10"><text:tab/> <text:s text:c="3"/><text:span text:style-name="T20">26/03/2018</text:span></text:p>
      <text:p text:style-name="P10"><text:tab/><text:span text:style-name="T20">6) </text:span>Stworzenie zestawu klas do obs<text:span text:style-name="T11">ł</text:span>ugi mapy gry - kamie<text:span text:style-name="T11">ń</text:span> milowy, <text:span text:style-name="T12">data ukończenia: <text:tab/> <text:s text:c="3"/><text:tab/> <text:s text:c="3"/>03/04/2018 </text:span>:</text:p>
      <text:p text:style-name="P10"><text:tab/> <text:s text:c="5"/><text:span text:style-name="T11">I. </text:span>Stworzenie klasy implementującej map<text:span text:style-name="T11">ę </text:span>gry w formie tablicy. - <text:span text:style-name="T12">1 dzień<text:tab/><text:tab/><text:tab/> <text:s text:c="4"/>II. </text:span>Stworzenie klasy rysującej map<text:span text:style-name="T11">ę</text:span> na podstawie tablicy. - <text:span text:style-name="T12">1 dzień</text:span></text:p>
      <text:p text:style-name="P10"><text:span text:style-name="T12"><text:tab/> <text:s text:c="3"/>III. </text:span>Integracja klas wymienionych w podpunktach <text:span text:style-name="T23">I i II</text:span>. - <text:span text:style-name="T12">1 dzień</text:span></text:p>
      <text:p text:style-name="P40"><text:tab/> <text:s text:c="3"/>IV. Przetestowanie działania mapy. -1 dzień </text:p>
      <text:p text:style-name="P10"><text:span text:style-name="T20"><text:tab/>7) </text:span>Stworzenie zestawu klas do obs<text:span text:style-name="T16">ł</text:span>ugi <text:span text:style-name="T20">poruszania się gracza po poziomie – kamień milowy, <text:tab/> <text:s text:c="4"/>data ukończenia: 10/04/2018:</text:span></text:p>
      <text:p text:style-name="P10"><text:tab/> <text:s text:c="5"/><text:span text:style-name="T20">I. Stworzenie klasy odpowiedzialnej za animację postaci przy poruszaniu – 1 dzień</text:span></text:p>
      <text:p text:style-name="P10"><text:tab/> <text:s text:c="4"/><text:span text:style-name="T20">II. Stworzenie klasy odpowiedzialnej za obsługę fizyki w grze – 2 dni</text:span></text:p>
      <text:p text:style-name="P10"><text:tab/> <text:s text:c="3"/><text:span text:style-name="T20">III. Stworzenie klasy odpowiedzialnej za obsługę kolizji w grze – 1 dzień</text:span></text:p>
      <text:p text:style-name="P11"><text:tab/> <text:s text:c="3"/><text:span text:style-name="T21">IV. Integracja powyższych klas i testowanie ich działania – 1 dzień</text:span></text:p>
      <text:p text:style-name="P11"><text:tab/><text:span text:style-name="T21">8) </text:span>Stworzenie zestawu klas odpowiedzialnych za <text:span text:style-name="T21">obsługę przeciwników oraz interakcje <text:tab/> <text:s text:c="3"/><text:tab/> <text:s text:c="3"/>gracza z nimi</text:span> - kamie<text:span text:style-name="T21">ń</text:span> milowy, <text:span text:style-name="T12">data ukończenia: 26/04/2018 </text:span>:</text:p>
      <text:p text:style-name="P11"><text:tab/> <text:s text:c="5"/><text:span text:style-name="T21">I. Implementacja klasy odpowiedzialnej za tworzenie przeciwników na mapie</text:span> - <text:span text:style-name="T17">1 dzień</text:span></text:p>
      <text:p text:style-name="P11"><text:tab/> <text:s text:c="4"/><text:span text:style-name="T21">II. Implementacja klasy odpowiedzialnej za poruszanie/animację przeciwników - 1 dzień</text:span></text:p>
      <text:p text:style-name="P11"><text:tab/> <text:s text:c="3"/><text:span text:style-name="T21">III. </text:span>Implementacja <text:span text:style-name="T21">klasy odpowiedzialnej za interakcję gracza z przeciwnikami</text:span> - <text:span text:style-name="T18">2 dni</text:span></text:p>
      <text:p text:style-name="P11"><text:tab/> <text:s text:c="3"/><text:span text:style-name="T21">IV. </text:span>Impleme<text:span text:style-name="T21">ntacja usuwania pokonanych przeciwników z mapy</text:span> - <text:span text:style-name="T19">1 dzień</text:span></text:p>
      <text:p text:style-name="P41"><text:tab/> <text:s text:c="4"/>V. Przetestowanie działania stworzonych funkcjonalności oraz ich integracji z <text:tab/><text:tab/> <text:tab/> <text:s text:c="8"/>wcześniejszymi etapami projektu - 2 dni</text:p>
      <text:p text:style-name="P11"><text:tab/><text:span text:style-name="T21">9) </text:span>Stworzenie zestawu klas zarządzających pojedyncza rozgrywka (rozpoznanie ko<text:span text:style-name="T21">ń</text:span>ca gry <text:tab/> <text:s text:c="4"/>oraz warunk<text:span text:style-name="T21">ó</text:span>w pocz<text:span text:style-name="T21">ą</text:span>tkowych) - <text:span text:style-name="T21">2 dni data ukończenia: 08/05/2018 </text:span></text:p>
      <text:p text:style-name="P11"><text:tab/><text:span text:style-name="T21">10) </text:span>O<text:span text:style-name="T21">bs</text:span>ługa statystyk gracza. - <text:span text:style-name="T21">2 dni <text:s/>data ukończenia: 13/05/2018</text:span></text:p>
      <text:p text:style-name="P12"><text:tab/><text:span text:style-name="T21">11) </text:span>Przetestowanie działania programu <text:span text:style-name="T21">+ ewentualne poprawki</text:span> - <text:span text:style-name="T21">3</text:span> dni <text:s/><text:span text:style-name="T12">data ukończenia: <text:tab/> <text:s/><text:tab/> <text:s text:c="5"/>16/05/2018 – finalna wersja beta</text:span></text:p>
      <text:list xml:id="list488576509007329868" text:style-name="L10">
        <text:list-header>
          <text:p text:style-name="P45"/>
        </text:list-header>
      </text:list>
      <text:list xml:id="list220652253184598" text:continue-list="list220652122224819" text:style-name="L1">
        <text:list-item>
          <text:p text:style-name="P46">Wstępny podział pracy.</text:p>
        </text:list-item>
      </text:list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0">Skrzypecki Marek</text:p>
          </table:table-cell>
          <table:table-cell table:style-name="Tabela1.B1" office:value-type="string">
            <text:p text:style-name="P20">Wrona Wojciech</text:p>
          </table:table-cell>
        </table:table-row>
        <table:table-row>
          <table:table-cell table:style-name="Tabela1.A2" office:value-type="string">
            <text:list xml:id="list5099969365439772398" text:style-name="L11">
              <text:list-item>
                <text:p text:style-name="P48">1)Dokumentacja</text:p>
              </text:list-item>
              <text:list-item>
                <text:p text:style-name="P48">3)Pusta Aplikacja Graf</text:p>
              </text:list-item>
              <text:list-item>
                <text:p text:style-name="P48">4)Globalne ust. grafik</text:p>
              </text:list-item>
              <text:list-item>
                <text:p text:style-name="P49"><text:span text:style-name="T22">5)</text:span>Menu</text:p>
              </text:list-item>
              <text:list-item>
                <text:p text:style-name="P49"><text:span text:style-name="T22">6)</text:span>Mapa</text:p>
              </text:list-item>
              <text:list-item>
                <text:p text:style-name="P48">8)Przeciwnicy</text:p>
              </text:list-item>
              <text:list-item>
                <text:p text:style-name="P48">11)Testowanie</text:p>
                <text:p text:style-name="P48"/>
              </text:list-item>
            </text:list>
          </table:table-cell>
          <table:table-cell table:style-name="Tabela1.B2" office:value-type="string">
            <text:list xml:id="list220652367107782" text:continue-numbering="true" text:style-name="L11">
              <text:list-item>
                <text:p text:style-name="P48">1)Dokumentacja</text:p>
              </text:list-item>
              <text:list-item>
                <text:p text:style-name="P48">2)Środowisko + Repo</text:p>
              </text:list-item>
              <text:list-item>
                <text:p text:style-name="P48">3)Pusta Aplikacja Graf</text:p>
              </text:list-item>
              <text:list-item>
                <text:p text:style-name="P48">7)Poruszanie, animacja</text:p>
              </text:list-item>
              <text:list-item>
                <text:p text:style-name="P48">9)Zarządzanie rozgrywką</text:p>
              </text:list-item>
              <text:list-item>
                <text:p text:style-name="P48">10)Obsługa Statystyk</text:p>
              </text:list-item>
              <text:list-item>
                <text:p text:style-name="P48">11)Testowanie</text:p>
              </text:list-item>
            </text:list>
            <text:p text:style-name="P21"/>
          </table:table-cell>
        </table:table-row>
      </table:table>
      <text:p text:style-name="P2"/>
      <text:p text:style-name="P15"><text:soft-page-break/><text:tab/>5. Link do repozytorium</text:p>
      <text:p text:style-name="P14"><text:tab/><text:tab/></text:p>
      <text:p text:style-name="P14"><text:tab/><text:tab/>https://github.com/CerberPup/Arcane-Inscrib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2:07:32.156000000</meta:creation-date>
    <dc:date>2018-03-19T22:06:50.462000000</dc:date>
    <meta:editing-duration>PT56M26S</meta:editing-duration>
    <meta:editing-cycles>5</meta:editing-cycles>
    <meta:generator>LibreOffice/5.1.2.2$Windows_X86_64 LibreOffice_project/d3bf12ecb743fc0d20e0be0c58ca359301eb705f</meta:generator>
    <meta:document-statistic meta:table-count="1" meta:image-count="0" meta:object-count="0" meta:page-count="4" meta:paragraph-count="82" meta:word-count="675" meta:character-count="5193" meta:non-whitespace-character-count="4444"/>
  </office:meta>
</office:document-meta>
</file>